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cion de herramientas:</text:p>
      <text:p text:style-name="Standard">Express:</text:p>
      <text:p text:style-name="Standard">sudo npm install -g express</text:p>
      <text:p text:style-name="Standard"/>
      <text:p text:style-name="Standard"/>
      <text:p text:style-name="Standard"/>
      <text:p text:style-name="Standard">Sprint 1:</text:p>
      <text:p text:style-name="Standard">Gestor de creación y login de usuarios básico en HTTPs.</text:p>
      <text:p text:style-name="Standard"/>
      <text:p text:style-name="Standard">Objetivos.</text:p>
      <text:p text:style-name="Standard">Nuestra aplicación será capaz de Registrar y Logear, Administradores, Medicos y Pacientes, en una simple interfaz con protocolo HTTP, y posteriormente que sea por HTTPS.</text:p>
      <text:p text:style-name="Standard"/>
      <text:p text:style-name="Standard">Tareas:</text:p>
      <text:p text:style-name="Standard">Crear el esqueleto base de la aplicación.</text:p>
      <text:p text:style-name="Standard">Registro de usuarios.</text:p>
      <text:p text:style-name="Standard">Loguin de usuarios.</text:p>
      <text:p text:style-name="Standard"/>
      <text:p text:style-name="Standard"/>
      <text:p text:style-name="Standard">Proceso:</text:p>
      <text:p text:style-name="Standard"/>
      <text:p text:style-name="Standard">$ express mini-hospital </text:p>
      <text:p text:style-name="Standard"/>
      <text:p text:style-name="Standard"><text:s text:c="3"/>create : mini-hospital </text:p>
      <text:p text:style-name="Standard"><text:s text:c="3"/>create : mini-hospital/package.json </text:p>
      <text:p text:style-name="Standard"><text:s text:c="3"/>create : mini-hospital/app.js </text:p>
      <text:p text:style-name="Standard"><text:s text:c="3"/>create : mini-hospital/public </text:p>
      <text:p text:style-name="Standard"><text:s text:c="3"/>create : mini-hospital/public/javascripts </text:p>
      <text:p text:style-name="Standard"><text:s text:c="3"/>create : mini-hospital/public/images </text:p>
      <text:p text:style-name="Standard"><text:s text:c="3"/>create : mini-hospital/public/stylesheets </text:p>
      <text:p text:style-name="Standard"><text:s text:c="3"/>create : mini-hospital/public/stylesheets/style.css </text:p>
      <text:p text:style-name="Standard"><text:s text:c="3"/>create : mini-hospital/views </text:p>
      <text:p text:style-name="Standard"><text:s text:c="3"/>create : mini-hospital/views/layout.jade </text:p>
      <text:p text:style-name="Standard"><text:s text:c="3"/>create : mini-hospital/views/index.jade </text:p>
      <text:p text:style-name="Standard"><text:s text:c="3"/>create : mini-hospital/routes </text:p>
      <text:p text:style-name="Standard"><text:s text:c="3"/>create : mini-hospital/routes/index.js </text:p>
      <text:p text:style-name="P1"><text:s text:c="3"/>create : mini-hospital/routes/user.js </text:p>
      <text:p text:style-name="Standard"/>
      <text:p text:style-name="Standard"><text:s text:c="3"/>install dependencies: </text:p>
      <text:p text:style-name="Standard"><text:s text:c="5"/>$ cd mini-hospital &amp;&amp; npm install </text:p>
      <text:p text:style-name="Standard"/>
      <text:p text:style-name="Standard"><text:s text:c="3"/>run the app: </text:p>
      <text:p text:style-name="Standard"><text:s text:c="5"/>$ node app </text:p>
      <text:p text:style-name="Standard"/>
      <text:p text:style-name="Standard">Configuramos app.js</text:p>
      <text:p text:style-name="Standard"/>
      <text:p text:style-name="Standard">Cambiamos el puerto a 8000:</text:p>
      <text:p text:style-name="Standard">app.set('port', 8000);</text:p>
      <text:p text:style-name="Standard"/>
      <text:p text:style-name="Standard"/>
      <text:p text:style-name="Standard">añadimos </text:p>
      <text:p text:style-name="Standard">app.use(express.bodyParser()); </text:p>
      <text:p text:style-name="Standard"><text:soft-page-break/>app.use(express.methodOverride());</text:p>
      <text:p text:style-name="Standard"/>
      <text:p text:style-name="Standard">para decodificar información de socket-cliente y lo expone a las requests mediente request.body</text:p>
      <text:p text:style-name="Standard">methodOverride proporciona soporte para el método faux http</text:p>
      <text:p text:style-name="Standard"/>
      <text:p text:style-name="Standard">Para las sesiones es necesario:</text:p>
      <text:p text:style-name="Standard">app.use(express.bodyParser()); </text:p>
      <text:p text:style-name="Standard">app.use(express.cookieParser()); </text:p>
      <text:p text:style-name="Standard">app.use(express.session({ secret: 'super-duper-secret-secret' }));</text:p>
      <text:p text:style-name="Standard"/>
      <text:p text:style-name="Standard">ahora se crea un nuevo objeto en request y podemos acceder a cada él con req.session</text:p>
      <text:p text:style-name="Standard"/>
      <text:p text:style-name="Standard">Que usaremos para guardar el objeto user con los datos del usuario y el rol que le corresponde (hablaremos ahora de <text:span text:style-name="T2">eso)</text:span></text:p>
      <text:p text:style-name="Standard"/>
      <text:p text:style-name="Standard">Con esto tenemos el esqueleto creado y la aplicación <text:span text:style-name="T2">configurada.</text:span></text:p>
      <text:p text:style-name="P1"/>
      <text:p text:style-name="P1"/>
      <text:p text:style-name="P1"/>
      <text:p text:style-name="P1">Registro de usuarios:</text:p>
      <text:p text:style-name="P1"/>
      <text:p text:style-name="P1">Para el registro de usuarios diferenciamos entre tres tipos de usuario:</text:p>
      <text:p text:style-name="P1">Paciente, Doctor, Planificador y Administradores de la página.</text:p>
      <text:p text:style-name="P1">La ventana inicial es muy simple, se pone un nombre, el DNI (lo ideal es el número de tarjeta sanitaria pero lo hacemos así para simplificar), se escoge el rol <text:s/>, paciente, doctor, planificador o administrador, se escribe la contraseña y ya se crea en la base de datos correspondiente.</text:p>
      <text:p text:style-name="P1"/>
      <text:p text:style-name="P1">Está claro que esto no debería ser así, los pacientes, administradores y doctores estarían todos gestionados por un servidor LDAP, pero es necesario hacerlo para poder continuar con el proyecto y más adelante cambiar esta parte para que inicie sesión sobre un servidor LDAP y no la base de datos.</text:p>
      <text:p text:style-name="P1"/>
      <text:p text:style-name="P1">Login de usuarios:</text:p>
      <text:p text:style-name="P1">Ya tenemos varios usuarios en la base de datos y para iniciar sesión, se necesita el DNI, que es único para el paciente. (vamos a usar el DNI por simplicidad, lo ideal sería el número de la tarjeta sanitaria), <text:s/>y la contraseña. (Para un principio queda así, en un futuro tenemos que cambiar el uso de la contraseña por una firma digital como el DNI, o la propia tarjeta sanitaria, haciendo uso de un lector de tarjetas inteligente, para simplificar nosotros lo haremos con DNIe).</text:p>
      <text:p text:style-name="P1">Se escoge en que rol queremos iniciar sesión, paciente, doctor, planificador o administrador, y ya podremos acceder a la aplicación.</text:p>
      <text:p text:style-name="P1"/>
      <text:p text:style-name="P1">Modificación de los datos de usuario:</text:p>
      <text:p text:style-name="P1">Esto no es que sea obligatorio, pero lo hicimos para poder ver que efectivamente podemos modificar las bases de datos como queremos. Y que efectivamente tenemos el rol que nos corresponde.</text:p>
      <text:p text:style-name="P1"/>
      <text:p text:style-name="P1">Esto se hace desde la página home de cada rol.</text:p>
      <text:p text:style-name="P1">Pudiendo todos modificar sus propios datos (menos el dni y el rol que le corresponde).</text:p>
      <text:p text:style-name="P1">Los planificadores podrán asociar un calendario a un doctor en un determinado día (esto ser hará más adelante).</text:p>
      <text:p text:style-name="P1">Los administradores, podrán crear los demás usuarios.</text:p>
      <text:p text:style-name="P1">Los pacientes y los doctores tendrán además el acceso para acceder a la conferencia (siguiente <text:soft-page-break/>sprint)</text:p>
      <text:p text:style-name="P1"/>
      <text:p text:style-name="P1">En un principio usamos el protocolo http.</text:p>
      <text:p text:style-name="P1">Tenemos que intentar securizar la aplicación con el protocolo https.</text:p>
      <text:p text:style-name="P1"/>
      <text:p text:style-name="P1">Para ello creamos los certificados digitales:</text:p>
      <text:p text:style-name="P1"/>
      <text:p text:style-name="P1">es necesario tener instalado openssl</text:p>
      <text:p text:style-name="P1"/>
      <text:p text:style-name="P1">sudo apt-get install openssl</text:p>
      <text:p text:style-name="P1"/>
      <text:p text:style-name="P1">openssl req -new -x509 -extensions v3_ca -keyout mini-hospital-key.pem <text:s/>-out mini-hospital-cert.pem -days 3650 </text:p>
      <text:p text:style-name="P1"/>
      <text:p text:style-name="P1">Nos pedirá una frase de paso, pusimos mini-hospital para simplificar, en la realidad tendría que ser Una contraseña mucho más segura.</text:p>
      <text:p text:style-name="P1">También nos pedirá datos que iremos rellenando.</text:p>
      <text:p text:style-name="P1"/>
      <text:p text:style-name="P1"/>
      <text:p text:style-name="P1">ponemos la key en la carpeta keys/private</text:p>
      <text:p text:style-name="P1">y el cert en la carpeta /keys</text:p>
      <text:p text:style-name="P1"/>
      <text:p text:style-name="P1"/>
      <text:p text:style-name="P1">luego modificamos app.js para que sea https:</text:p>
      <text:p text:style-name="P1"/>
      <text:p text:style-name="P1">var http = require('http');</text:p>
      <text:p text:style-name="P1">var https = require('https'); </text:p>
      <text:p text:style-name="P1">var fs = require('fs'); </text:p>
      <text:p text:style-name="P1"/>
      <text:p text:style-name="P1">var options = { </text:p>
      <text:p text:style-name="P1"><text:s text:c="2"/>key: fs.readFileSync(path.join('./keys/private/mini-hospital-key.pem')), </text:p>
      <text:p text:style-name="P1"><text:s text:c="2"/>cert: fs.readFileSync(path.join('./keys/mini-hospital-cert.pem')), </text:p>
      <text:p text:style-name="P1">};</text:p>
      <text:p text:style-name="P1"/>
      <text:p text:style-name="P1">https.createServer(options, app).listen(app.get('port'), function(){ </text:p>
      <text:p text:style-name="P1"><text:s text:c="2"/>console.log('Express server listening on port ' + app.get('port')); </text:p>
      <text:p text:style-name="P1">});</text:p>
      <text:p text:style-name="P1"/>
      <text:p text:style-name="P1">cambiamos el puerto del https a 8001 para luego redirigir el http a https</text:p>
      <text:p text:style-name="P1"/>
      <text:p text:style-name="P1">app.set('port', 8001);</text:p>
      <text:p text:style-name="P1"/>
      <text:p text:style-name="P1">Para dejar una redirección automática del http al https:</text:p>
      <text:p text:style-name="P1"/>
      <text:p text:style-name="P1">Creamos un server http mínimo</text:p>
      <text:p text:style-name="P1">var app_http = express(); </text:p>
      <text:p text:style-name="P1">app_http.set('port', 8000); </text:p>
      <text:p text:style-name="P1">app_http.use(app_http.router);</text:p>
      <text:p text:style-name="P1"/>
      <text:p text:style-name="P1"/>
      <text:p text:style-name="P1">hostWithoutPort = function(url){<text:tab/> </text:p>
      <text:p text:style-name="P1"><text:tab/>str = url; </text:p>
      <text:p text:style-name="P1"><text:soft-page-break/><text:tab/>return str.split(":")[0]; </text:p>
      <text:p text:style-name="P1">} </text:p>
      <text:p text:style-name="P1"/>
      <text:p text:style-name="P1">//Esto debe estar despues de la declaración de app.set('port',8001) </text:p>
      <text:p text:style-name="P1">app_http.get('*', function(req, res) { </text:p>
      <text:p text:style-name="P1"><text:tab/>host = hostWithoutPort(req.headers.host); </text:p>
      <text:p text:style-name="P1"><text:tab/>console.log("http rediret to " + 'https://'+host+':' +app.get('port')) </text:p>
      <text:p text:style-name="P1"><text:tab/>return res.redirect('https://'+host+':' + app.get('port')); </text:p>
      <text:p text:style-name="P1">});</text:p>
      <text:p text:style-name="P1">http.createServer(app_http).listen(app_http.get('port'), function(){ </text:p>
      <text:p text:style-name="P1"><text:s text:c="2"/>console.log('Express server http listening on port ' + app_http.get('port')); </text:p>
      <text:p text:style-name="P1">});</text:p>
      <text:p text:style-name="P1"/>
      <text:p text:style-name="P1">En esta última función cambiamos el http.createServer que ya teníamos por este, que únicamente es cambiar el número de puerto para que no tengan conflictos.</text:p>
      <text:p text:style-name="P1"/>
      <text:p text:style-name="P1">Nótese que aunque cambiamos por cualquier motivo mientras estamos en la aplicación a http nos mandará a la ventana de login de https, puesto que así nos parece más seguro.</text:p>
      <text:p text:style-name="P1"/>
      <text:p text:style-name="P1">Cuando ejecutemos nos pedirá la frase para descifrar el certificado, que es la que usamos para crear los certificados, (mini-hospital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12:37:27</meta:creation-date>
    <meta:generator>LibreOffice/3.5$Linux_x86 LibreOffice_project/350m1$Build-2</meta:generator>
    <dc:date>2014-04-03T17:24:28</dc:date>
    <meta:editing-duration>PT1H40M30S</meta:editing-duration>
    <meta:editing-cycles>13</meta:editing-cycles>
    <meta:document-statistic meta:table-count="0" meta:image-count="0" meta:object-count="0" meta:page-count="4" meta:paragraph-count="105" meta:word-count="833" meta:character-count="6032" meta:non-whitespace-character-count="5185"/>
  </office:meta>
</office:document-meta>
</file>